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31761" officeooo:paragraph-rsid="00031761"/>
    </style:style>
    <style:style style:name="P2" style:family="paragraph" style:parent-style-name="Standard">
      <style:paragraph-properties fo:text-align="justify" style:justify-single-word="false"/>
      <style:text-properties officeooo:rsid="00031761" officeooo:paragraph-rsid="00031761"/>
    </style:style>
    <style:style style:name="P3" style:family="paragraph" style:parent-style-name="Standard">
      <style:paragraph-properties fo:text-align="justify" style:justify-single-word="false"/>
      <style:text-properties officeooo:rsid="00038b36" officeooo:paragraph-rsid="00038b36"/>
    </style:style>
    <style:style style:name="P4" style:family="paragraph" style:parent-style-name="Standard">
      <style:paragraph-properties fo:text-align="justify" style:justify-single-word="false"/>
      <style:text-properties officeooo:rsid="0004e679" officeooo:paragraph-rsid="0004e679"/>
    </style:style>
    <style:style style:name="P5" style:family="paragraph" style:parent-style-name="Standard">
      <style:paragraph-properties fo:text-align="center" style:justify-single-word="false"/>
      <style:text-properties style:font-name="Abyssinica SIL" fo:font-size="15pt" officeooo:rsid="00031761" officeooo:paragraph-rsid="00031761" style:font-size-asian="15pt" style:font-size-complex="15pt"/>
    </style:style>
    <style:style style:name="P6" style:family="paragraph" style:parent-style-name="Standard">
      <style:paragraph-properties fo:text-align="end" style:justify-single-word="false"/>
      <style:text-properties style:font-name="Abyssinica SIL" fo:font-size="10pt" officeooo:rsid="00092538" officeooo:paragraph-rsid="00092538" style:font-size-asian="10pt" style:font-size-complex="10pt"/>
    </style:style>
    <style:style style:name="P7" style:family="paragraph" style:parent-style-name="Standard">
      <style:paragraph-properties fo:text-align="center" style:justify-single-word="false"/>
      <style:text-properties style:font-name="Abyssinica SIL" fo:font-size="17pt" officeooo:rsid="00031761" officeooo:paragraph-rsid="00031761" style:font-size-asian="17pt" style:font-size-complex="17pt"/>
    </style:style>
    <style:style style:name="P8" style:family="paragraph" style:parent-style-name="Standard">
      <style:paragraph-properties fo:text-align="justify" style:justify-single-word="false"/>
      <style:text-properties style:font-name="Ubuntu" fo:font-size="18pt" officeooo:rsid="00031761" officeooo:paragraph-rsid="00031761" style:font-size-asian="18pt" style:font-size-complex="18pt"/>
    </style:style>
    <style:style style:name="P9" style:family="paragraph" style:parent-style-name="Standard">
      <style:paragraph-properties fo:text-align="justify" style:justify-single-word="false"/>
      <style:text-properties style:font-name="Ubuntu" fo:font-size="8pt" officeooo:rsid="00031761" officeooo:paragraph-rsid="00031761" style:font-size-asian="7pt" style:font-size-complex="8pt"/>
    </style:style>
    <style:style style:name="P10" style:family="paragraph" style:parent-style-name="Standard">
      <style:paragraph-properties fo:text-align="justify" style:justify-single-word="false"/>
      <style:text-properties style:font-name="Ubuntu" fo:font-size="9pt" officeooo:rsid="00031761" officeooo:paragraph-rsid="000a8530" style:font-size-asian="7.84999990463257pt" style:font-size-complex="9pt"/>
    </style:style>
    <style:style style:name="P11" style:family="paragraph" style:parent-style-name="Standard">
      <style:paragraph-properties fo:text-align="justify" style:justify-single-word="false"/>
      <style:text-properties style:font-name="Ubuntu1" fo:font-size="18pt" officeooo:rsid="0004e679" officeooo:paragraph-rsid="0004e679" style:font-size-asian="18pt" style:font-size-complex="18pt"/>
    </style:style>
    <style:style style:name="P12" style:family="paragraph" style:parent-style-name="Standard">
      <style:paragraph-properties fo:text-align="justify" style:justify-single-word="false"/>
      <style:text-properties fo:font-size="12pt" officeooo:paragraph-rsid="00038b36" style:font-size-asian="12pt" style:font-size-complex="12pt"/>
    </style:style>
    <style:style style:name="P13" style:family="paragraph" style:parent-style-name="Standard">
      <style:paragraph-properties fo:text-align="justify" style:justify-single-word="false"/>
      <style:text-properties fo:font-size="12pt" officeooo:paragraph-rsid="00031761" style:font-size-asian="12pt" style:font-size-complex="12pt"/>
    </style:style>
    <style:style style:name="P14" style:family="paragraph" style:parent-style-name="Standard">
      <style:paragraph-properties fo:text-align="justify" style:justify-single-word="false"/>
      <style:text-properties fo:font-size="12pt" officeooo:rsid="00060951" officeooo:paragraph-rsid="00060951" style:font-size-asian="12pt" style:font-size-complex="12pt"/>
    </style:style>
    <style:style style:name="P15" style:family="paragraph" style:parent-style-name="Standard">
      <style:paragraph-properties fo:text-align="justify" style:justify-single-word="false"/>
      <style:text-properties fo:font-size="12pt" officeooo:rsid="0004e679" officeooo:paragraph-rsid="0004e679" style:font-size-asian="12pt" style:font-size-complex="12pt"/>
    </style:style>
    <style:style style:name="P16" style:family="paragraph" style:parent-style-name="Standard">
      <style:paragraph-properties fo:text-align="justify" style:justify-single-word="false"/>
      <style:text-properties fo:font-size="12pt" officeooo:rsid="00038b36" officeooo:paragraph-rsid="00038b36" style:font-size-asian="12pt" style:font-size-complex="12pt"/>
    </style:style>
    <style:style style:name="P17" style:family="paragraph" style:parent-style-name="Standard">
      <style:paragraph-properties fo:text-align="justify" style:justify-single-word="false"/>
      <style:text-properties fo:font-size="12pt" officeooo:rsid="00031761" officeooo:paragraph-rsid="00031761" style:font-size-asian="12pt" style:font-size-complex="12pt"/>
    </style:style>
    <style:style style:name="P18" style:family="paragraph" style:parent-style-name="Standard">
      <style:paragraph-properties fo:margin-left="1.251cm" fo:margin-right="0cm" fo:text-align="justify" style:justify-single-word="false" fo:text-indent="0cm" style:auto-text-indent="false"/>
      <style:text-properties fo:font-size="12pt" officeooo:rsid="00060951" officeooo:paragraph-rsid="00060951" style:font-size-asian="12pt" style:font-size-complex="12pt"/>
    </style:style>
    <style:style style:name="P19" style:family="paragraph" style:parent-style-name="Standard">
      <style:paragraph-properties fo:margin-left="1.251cm" fo:margin-right="0cm" fo:text-align="justify" style:justify-single-word="false" fo:text-indent="0cm" style:auto-text-indent="false"/>
      <style:text-properties fo:font-size="12pt" officeooo:rsid="00060951" officeooo:paragraph-rsid="00078237" style:font-size-asian="12pt" style:font-size-complex="12pt"/>
    </style:style>
    <style:style style:name="P20" style:family="paragraph" style:parent-style-name="Standard">
      <style:paragraph-properties fo:margin-left="1.251cm" fo:margin-right="0cm" fo:text-align="justify" style:justify-single-word="false" fo:text-indent="0cm" style:auto-text-indent="false"/>
      <style:text-properties fo:font-size="12pt" officeooo:rsid="0004e679" officeooo:paragraph-rsid="0004e679" style:font-size-asian="12pt" style:font-size-complex="12pt"/>
    </style:style>
    <style:style style:name="P21" style:family="paragraph" style:parent-style-name="Standard">
      <style:paragraph-properties fo:margin-left="1.251cm" fo:margin-right="0cm" fo:text-align="justify" style:justify-single-word="false" fo:text-indent="0cm" style:auto-text-indent="false"/>
      <style:text-properties fo:font-size="12pt" officeooo:rsid="00038b36" officeooo:paragraph-rsid="00038b36" style:font-size-asian="12pt" style:font-size-complex="12pt"/>
    </style:style>
    <style:style style:name="P22" style:family="paragraph" style:parent-style-name="Standard">
      <style:paragraph-properties fo:margin-left="2.501cm" fo:margin-right="0cm" fo:text-align="justify" style:justify-single-word="false" fo:text-indent="0cm" style:auto-text-indent="false"/>
      <style:text-properties fo:font-size="12pt" officeooo:paragraph-rsid="00038b36" style:font-size-asian="12pt" style:font-size-complex="12pt"/>
    </style:style>
    <style:style style:name="P23" style:family="paragraph" style:parent-style-name="Standard">
      <style:paragraph-properties fo:margin-left="2.501cm" fo:margin-right="0cm" fo:text-align="justify" style:justify-single-word="false" fo:text-indent="0cm" style:auto-text-indent="false"/>
      <style:text-properties fo:font-size="12pt" officeooo:paragraph-rsid="00031761" style:font-size-asian="12pt" style:font-size-complex="12pt"/>
    </style:style>
    <style:style style:name="P24" style:family="paragraph" style:parent-style-name="Standard">
      <style:paragraph-properties fo:margin-left="0cm" fo:margin-right="0cm" fo:text-align="justify" style:justify-single-word="false" fo:text-indent="0cm" style:auto-text-indent="false"/>
      <style:text-properties style:font-name="Ubuntu1" fo:font-size="18pt" officeooo:rsid="0004e679" officeooo:paragraph-rsid="000d4a4b" style:font-size-asian="18pt" style:font-size-complex="18pt"/>
    </style:style>
    <style:style style:name="P25" style:family="paragraph" style:parent-style-name="Standard">
      <style:paragraph-properties fo:margin-left="0cm" fo:margin-right="0cm" fo:text-align="justify" style:justify-single-word="false" fo:text-indent="0cm" style:auto-text-indent="false"/>
      <style:text-properties style:font-name="Ubuntu1" fo:font-size="6pt" officeooo:rsid="0004e679" officeooo:paragraph-rsid="000d4a4b" style:font-size-asian="5.25pt" style:font-size-complex="6pt"/>
    </style:style>
    <style:style style:name="P26" style:family="paragraph" style:parent-style-name="Standard">
      <style:paragraph-properties fo:margin-left="0cm" fo:margin-right="0cm" fo:line-height="100%" fo:text-align="justify" style:justify-single-word="false" fo:text-indent="0cm" style:auto-text-indent="false"/>
      <style:text-properties style:font-name="Liberation Serif" fo:font-size="13pt" officeooo:rsid="00031761" officeooo:paragraph-rsid="000d4a4b" style:font-size-asian="13pt" style:font-size-complex="13pt"/>
    </style:style>
    <style:style style:name="P27" style:family="paragraph" style:parent-style-name="Footnote">
      <style:text-properties officeooo:rsid="000bb19c" officeooo:paragraph-rsid="000bb19c"/>
    </style:style>
    <style:style style:name="P28" style:family="paragraph" style:parent-style-name="Standard">
      <style:paragraph-properties fo:text-align="end" style:justify-single-word="false"/>
      <style:text-properties style:font-name="Abyssinica SIL" fo:font-size="10.5pt" officeooo:rsid="00092538" officeooo:paragraph-rsid="00092538" style:font-size-asian="10.5pt" style:font-size-complex="10.5pt"/>
    </style:style>
    <style:style style:name="P29" style:family="paragraph" style:parent-style-name="Standard">
      <style:paragraph-properties fo:text-align="start" style:justify-single-word="false"/>
      <style:text-properties style:font-name="Ubuntu" fo:font-size="6pt" officeooo:rsid="00031761" officeooo:paragraph-rsid="00031761" style:font-size-asian="5.25pt" style:font-size-complex="6pt"/>
    </style:style>
    <style:style style:name="P30" style:family="paragraph" style:parent-style-name="Standard" style:list-style-name="L1">
      <style:paragraph-properties fo:text-align="justify" style:justify-single-word="false"/>
      <style:text-properties style:font-name="Ubuntu" fo:font-size="15pt" officeooo:rsid="00031761" officeooo:paragraph-rsid="00031761" style:font-size-asian="15pt" style:font-size-complex="15pt"/>
    </style:style>
    <style:style style:name="P31" style:family="paragraph" style:parent-style-name="Standard" style:list-style-name="L1">
      <style:paragraph-properties fo:text-align="justify" style:justify-single-word="false"/>
      <style:text-properties style:font-name="Ubuntu" fo:font-size="15pt" officeooo:rsid="00031761" officeooo:paragraph-rsid="000a8530" style:font-size-asian="15pt" style:font-size-complex="15pt"/>
    </style:style>
    <style:style style:name="P32" style:family="paragraph" style:parent-style-name="Standard" style:list-style-name="L2">
      <style:paragraph-properties fo:text-align="justify" style:justify-single-word="false"/>
      <style:text-properties fo:font-size="12pt" officeooo:paragraph-rsid="00031761" style:font-size-asian="12pt" style:font-size-complex="12pt"/>
    </style:style>
    <style:style style:name="P33" style:family="paragraph" style:parent-style-name="Standard" style:list-style-name="L3">
      <style:paragraph-properties fo:text-align="justify" style:justify-single-word="false"/>
      <style:text-properties fo:font-size="12pt" officeooo:paragraph-rsid="00038b36" style:font-size-asian="12pt" style:font-size-complex="12pt"/>
    </style:style>
    <style:style style:name="P34" style:family="paragraph" style:parent-style-name="Standard" style:list-style-name="L6">
      <style:paragraph-properties fo:text-align="justify" style:justify-single-word="false"/>
      <style:text-properties fo:font-size="12pt" officeooo:paragraph-rsid="00038b36" style:font-size-asian="12pt" style:font-size-complex="12pt"/>
    </style:style>
    <style:style style:name="P35" style:family="paragraph" style:parent-style-name="Standard" style:list-style-name="L2">
      <style:paragraph-properties fo:text-align="justify" style:justify-single-word="false"/>
      <style:text-properties fo:font-size="12pt" officeooo:rsid="00031761" officeooo:paragraph-rsid="00031761" style:font-size-asian="12pt" style:font-size-complex="12pt"/>
    </style:style>
    <style:style style:name="P36" style:family="paragraph" style:parent-style-name="Standard" style:list-style-name="L3">
      <style:paragraph-properties fo:text-align="justify" style:justify-single-word="false"/>
      <style:text-properties fo:font-size="12pt" officeooo:rsid="00038b36" officeooo:paragraph-rsid="00038b36" style:font-size-asian="12pt" style:font-size-complex="12pt"/>
    </style:style>
    <style:style style:name="P37" style:family="paragraph" style:parent-style-name="Standard" style:list-style-name="L4">
      <style:paragraph-properties fo:text-align="justify" style:justify-single-word="false"/>
      <style:text-properties fo:font-size="12pt" officeooo:rsid="00038b36" officeooo:paragraph-rsid="00038b36" style:font-size-asian="12pt" style:font-size-complex="12pt"/>
    </style:style>
    <style:style style:name="P38" style:family="paragraph" style:parent-style-name="Standard" style:list-style-name="L5">
      <style:paragraph-properties fo:text-align="justify" style:justify-single-word="false"/>
      <style:text-properties fo:font-size="12pt" officeooo:rsid="00038b36" officeooo:paragraph-rsid="00038b36" style:font-size-asian="12pt" style:font-size-complex="12pt"/>
    </style:style>
    <style:style style:name="P39" style:family="paragraph" style:parent-style-name="Standard" style:list-style-name="L6">
      <style:paragraph-properties fo:text-align="justify" style:justify-single-word="false"/>
      <style:text-properties fo:font-size="12pt" officeooo:rsid="00038b36" officeooo:paragraph-rsid="00038b36" style:font-size-asian="12pt" style:font-size-complex="12pt"/>
    </style:style>
    <style:style style:name="P40" style:family="paragraph" style:parent-style-name="Standard" style:list-style-name="L6">
      <style:paragraph-properties fo:text-align="justify" style:justify-single-word="false"/>
      <style:text-properties fo:font-size="12pt" officeooo:rsid="000d2e27" officeooo:paragraph-rsid="000d2e27" style:font-size-asian="12pt" style:font-size-complex="12pt"/>
    </style:style>
    <style:style style:name="P41" style:family="paragraph" style:parent-style-name="Standard" style:list-style-name="L7">
      <style:paragraph-properties fo:text-align="justify" style:justify-single-word="false"/>
      <style:text-properties fo:font-size="12pt" officeooo:rsid="00060951" officeooo:paragraph-rsid="00060951" style:font-size-asian="12pt" style:font-size-complex="12pt"/>
    </style:style>
    <style:style style:name="P42" style:family="paragraph" style:parent-style-name="Standard" style:list-style-name="L9">
      <style:paragraph-properties fo:text-align="justify" style:justify-single-word="false"/>
      <style:text-properties fo:font-size="12pt" officeooo:rsid="00060951" officeooo:paragraph-rsid="00060951" style:font-size-asian="12pt" style:font-size-complex="12pt"/>
    </style:style>
    <style:style style:name="P43" style:family="paragraph" style:parent-style-name="Standard" style:list-style-name="L8">
      <style:paragraph-properties fo:text-align="justify" style:justify-single-word="false"/>
      <style:text-properties fo:font-size="12pt" officeooo:rsid="0004e679" officeooo:paragraph-rsid="0004e679" style:font-size-asian="12pt" style:font-size-complex="12pt"/>
    </style:style>
    <style:style style:name="P44" style:family="paragraph" style:parent-style-name="Standard" style:list-style-name="L3">
      <style:paragraph-properties fo:text-align="justify" style:justify-single-word="false"/>
      <style:text-properties fo:font-size="12pt" officeooo:rsid="0011e681" officeooo:paragraph-rsid="0011e681" style:font-size-asian="12pt" style:font-size-complex="12pt"/>
    </style:style>
    <style:style style:name="P45" style:family="paragraph" style:parent-style-name="Standard" style:list-style-name="L4">
      <style:paragraph-properties fo:text-align="justify" style:justify-single-word="false"/>
      <style:text-properties fo:font-size="12pt" officeooo:rsid="0011e681" officeooo:paragraph-rsid="0011e681" style:font-size-asian="12pt" style:font-size-complex="12pt"/>
    </style:style>
    <style:style style:name="P46" style:family="paragraph" style:parent-style-name="Standard" style:list-style-name="L10">
      <style:paragraph-properties fo:line-height="100%" fo:text-align="justify" style:justify-single-word="false"/>
      <style:text-properties style:font-name="Liberation Serif" fo:font-size="13pt" officeooo:rsid="000d4a4b" officeooo:paragraph-rsid="000d4a4b" style:font-size-asian="13pt" style:font-size-complex="13pt"/>
    </style:style>
    <style:style style:name="P47" style:family="paragraph" style:parent-style-name="Standard">
      <style:paragraph-properties fo:line-height="100%" fo:text-align="justify" style:justify-single-word="false"/>
      <style:text-properties style:font-name="Liberation Serif" fo:font-size="13pt" officeooo:rsid="00031761" officeooo:paragraph-rsid="0011e681" style:font-size-asian="13pt" style:font-size-complex="13pt"/>
    </style:style>
    <style:style style:name="P48" style:family="paragraph" style:parent-style-name="Standard" style:list-style-name="L10">
      <style:paragraph-properties fo:line-height="100%" fo:text-align="justify" style:justify-single-word="false"/>
      <style:text-properties style:font-name="Liberation Serif" fo:font-size="13pt" fo:font-weight="normal" officeooo:rsid="000d4a4b" officeooo:paragraph-rsid="000d4a4b" style:font-size-asian="13pt" style:font-weight-asian="normal" style:font-size-complex="13pt" style:font-weight-complex="normal"/>
    </style:style>
    <style:style style:name="P49" style:family="paragraph" style:parent-style-name="Standard" style:list-style-name="L10">
      <style:paragraph-properties fo:line-height="100%" fo:text-align="justify" style:justify-single-word="false"/>
      <style:text-properties style:font-name="Liberation Serif" fo:font-size="13pt" fo:font-weight="normal" officeooo:rsid="00149fa2" officeooo:paragraph-rsid="00149fa2" style:font-size-asian="13pt" style:font-weight-asian="normal" style:font-size-complex="13pt" style:font-weight-complex="normal"/>
    </style:style>
    <style:style style:name="P50" style:family="paragraph" style:parent-style-name="Standard" style:list-style-name="L10">
      <style:paragraph-properties fo:line-height="100%" fo:text-align="justify" style:justify-single-word="false"/>
      <style:text-properties style:font-name="Liberation Serif" fo:font-size="12pt" fo:font-weight="bold" officeooo:rsid="000d4a4b" officeooo:paragraph-rsid="000d4a4b" style:font-size-asian="12pt" style:font-weight-asian="bold" style:font-size-complex="12pt" style:font-weight-complex="bold"/>
    </style:style>
    <style:style style:name="P51" style:family="paragraph" style:parent-style-name="Standard">
      <style:paragraph-properties fo:line-height="100%" fo:text-align="justify" style:justify-single-word="false"/>
      <style:text-properties style:font-name="Liberation Serif" fo:font-size="12pt" officeooo:rsid="00031761" officeooo:paragraph-rsid="0011e681" style:font-size-asian="12pt" style:font-size-complex="12pt"/>
    </style:style>
    <style:style style:name="P52" style:family="paragraph" style:parent-style-name="Standard">
      <style:paragraph-properties fo:line-height="100%" fo:text-align="justify" style:justify-single-word="false"/>
      <style:text-properties officeooo:rsid="00031761" officeooo:paragraph-rsid="0011e681"/>
    </style:style>
    <style:style style:name="P53" style:family="paragraph" style:parent-style-name="Standard" style:list-style-name="L11">
      <style:paragraph-properties fo:text-align="justify" style:justify-single-word="false"/>
      <style:text-properties officeooo:rsid="00136d1f" officeooo:paragraph-rsid="00136d1f"/>
    </style:style>
    <style:style style:name="P54" style:family="paragraph" style:parent-style-name="Standard">
      <style:paragraph-properties fo:text-align="justify" style:justify-single-word="false"/>
      <style:text-properties officeooo:rsid="00136d1f" officeooo:paragraph-rsid="00136d1f"/>
    </style:style>
    <style:style style:name="P55" style:family="paragraph" style:parent-style-name="Standard">
      <style:paragraph-properties fo:margin-left="0cm" fo:margin-right="0cm" fo:line-height="100%" fo:text-align="justify" style:justify-single-word="false" fo:text-indent="0cm" style:auto-text-indent="false"/>
      <style:text-properties style:font-name="Liberation Serif" fo:font-size="12pt" officeooo:rsid="000d4a4b" officeooo:paragraph-rsid="000d4a4b" style:font-size-asian="12pt" style:font-size-complex="12pt"/>
    </style:style>
    <style:style style:name="P56" style:family="paragraph" style:parent-style-name="Standard">
      <style:paragraph-properties fo:margin-left="1.251cm" fo:margin-right="0cm" fo:text-align="justify" style:justify-single-word="false" fo:text-indent="0cm" style:auto-text-indent="false"/>
      <style:text-properties fo:font-size="12pt" officeooo:rsid="00060951" officeooo:paragraph-rsid="00078237" style:font-size-asian="12pt" style:font-size-complex="12pt"/>
    </style:style>
    <style:style style:name="T1" style:family="text">
      <style:text-properties officeooo:rsid="0004e679"/>
    </style:style>
    <style:style style:name="T2" style:family="text">
      <style:text-properties officeooo:rsid="00060951"/>
    </style:style>
    <style:style style:name="T3" style:family="text">
      <style:text-properties officeooo:rsid="00078237"/>
    </style:style>
    <style:style style:name="T4" style:family="text">
      <style:text-properties fo:font-size="10.5pt" style:font-size-asian="10.5pt" style:font-size-complex="10.5pt"/>
    </style:style>
    <style:style style:name="T5" style:family="text">
      <style:text-properties style:font-name="Ubuntu" fo:font-size="18pt" style:font-size-asian="18pt" style:font-size-complex="18pt"/>
    </style:style>
    <style:style style:name="T6" style:family="text">
      <style:text-properties style:font-name="Ubuntu" fo:font-size="18pt" officeooo:rsid="00092538" style:font-size-asian="18pt" style:font-size-complex="18pt"/>
    </style:style>
    <style:style style:name="T7" style:family="text">
      <style:text-properties fo:font-weight="bold" style:font-weight-asian="bold" style:font-weight-complex="bold"/>
    </style:style>
    <style:style style:name="T8" style:family="text">
      <style:text-properties fo:font-weight="bold" officeooo:rsid="000a8530" style:font-weight-asian="bold" style:font-weight-complex="bold"/>
    </style:style>
    <style:style style:name="T9" style:family="text">
      <style:text-properties fo:font-weight="bold" officeooo:rsid="000bb19c" style:font-weight-asian="bold" style:font-weight-complex="bold"/>
    </style:style>
    <style:style style:name="T10" style:family="text">
      <style:text-properties officeooo:rsid="000a8530"/>
    </style:style>
    <style:style style:name="T11" style:family="text">
      <style:text-properties officeooo:rsid="000bb19c"/>
    </style:style>
    <style:style style:name="T12" style:family="text">
      <style:text-properties officeooo:rsid="000d2e27"/>
    </style:style>
    <style:style style:name="T13" style:family="text">
      <style:text-properties fo:font-size="12pt" style:font-size-asian="12pt" style:font-size-complex="12pt"/>
    </style:style>
    <style:style style:name="T14" style:family="text">
      <style:text-properties fo:font-size="12pt" officeooo:rsid="000d4a4b" style:font-size-asian="12pt" style:font-size-complex="12pt"/>
    </style:style>
    <style:style style:name="T15" style:family="text">
      <style:text-properties fo:font-size="12pt" officeooo:rsid="0011e681" style:font-size-asian="12pt" style:font-size-complex="12pt"/>
    </style:style>
    <style:style style:name="T16" style:family="text">
      <style:text-properties fo:font-size="12pt" officeooo:rsid="001013f2"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013f2" style:font-size-asian="12pt" style:font-weight-asian="bold" style:font-size-complex="12pt" style:font-weight-complex="bold"/>
    </style:style>
    <style:style style:name="T19" style:family="text">
      <style:text-properties officeooo:rsid="000d4a4b"/>
    </style:style>
    <style:style style:name="T20" style:family="text">
      <style:text-properties officeooo:rsid="0011e681"/>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officeooo:rsid="0011e681" style:font-size-asian="12pt" style:font-size-complex="12pt"/>
    </style:style>
    <style:style style:name="T23" style:family="text">
      <style:text-properties style:text-position="super 58%" fo:font-size="15pt" style:font-size-asian="15pt" style:font-size-complex="15pt"/>
    </style:style>
    <style:style style:name="T24" style:family="text">
      <style:text-properties style:text-position="0% 100%" fo:font-size="12pt" style:font-size-asian="12pt" style:font-size-complex="12pt"/>
    </style:style>
    <style:style style:name="T25" style:family="text">
      <style:text-properties style:text-position="0% 100%" fo:font-size="12pt" officeooo:rsid="00149fa2" style:font-size-asian="12pt" style:font-size-complex="12pt"/>
    </style:style>
    <style:style style:name="T26" style:family="text">
      <style:text-properties officeooo:rsid="00151744"/>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cumentação Trabalho Prático – Primeira Entrega (10/06)</text:p>
      <text:p text:style-name="P6"><text:line-break/><text:span text:style-name="T4">Aluno: Lucas Resende Pellegrinelli Machado</text:span></text:p>
      <text:p text:style-name="P28">Matrícula: 2018048621</text:p>
      <text:p text:style-name="P28">Turma: TM3</text:p>
      <text:p text:style-name="P5"/>
      <text:p text:style-name="P2"/>
      <text:p text:style-name="P1"><text:span text:style-name="T5">O </text:span><text:span text:style-name="T6">P</text:span><text:span text:style-name="T5">roblema</text:span></text:p>
      <text:p text:style-name="P29"/>
      <text:p text:style-name="P47"><text:tab/><text:span text:style-name="T15">O problema proposto pela segunda fase do trabalho é uma continuação da primeira parte porém utilizando não só de técnicas de criptografia (RSA) mas usando também técnicas de esteganografia para esconder a mensagem cifrada e servir como um meio de enviar a mensagem cifrada para outra pessoa sem levantar suspeitas de que essa mensagem está sendo enviada.</text:span></text:p>
      <text:p text:style-name="P51"><text:tab/><text:span text:style-name="T20">Dessa forma, o software, como na primeira parte, deve ter duas partes: o codificador (que é responsável por receber uma mensagem de texto, um arquivo de imagem do tipo PPM P3 e os números primos para o RSA e assim ter como saída uma nova imagem praticamente igual a primeira porém com os blocos de informações geradas pelo RSA escondidos nos valores RGB de cada pixel), e o decodificador (responsável por receber a imagem com os blocos já escondidos e retornar ao usuário a mensagem original mediante o conhecimento de algumas variáveis necessárias para a decifragem do RSA, conhecidas como chaves privadas).</text:span></text:p>
      <text:p text:style-name="P52"><text:span text:style-name="T21"><text:tab/></text:span><text:span text:style-name="T22">Para a segunda fase do projeto, foi apenas necessário a implementação do sistema de esteganografia, dito que depois da primeira fase, a parte de criptografia já estava completa.</text:span></text:p>
      <text:p text:style-name="P2"/>
      <text:p text:style-name="P2"/>
      <text:p text:style-name="P8">Descrição do algoritmo</text:p>
      <text:p text:style-name="P9"/>
      <text:list xml:id="list3558150225" text:style-name="L1">
        <text:list-item>
          <text:p text:style-name="P30">Codificador:</text:p>
        </text:list-item>
      </text:list>
      <text:p text:style-name="P2"/>
      <text:p text:style-name="P17">O processo de codificar consiste em:</text:p>
      <text:list xml:id="list2722451675" text:style-name="L2">
        <text:list-item>
          <text:p text:style-name="P32">Transformar a mensagem original em uma representação numéri<text:span text:style-name="T11">c</text:span>a para trabalhar com as fórmulas do RSA. O procedimento escolhido nesse ponto na maioria dos casos<text:note text:id="ftn1" text:note-class="footnote"><text:note-citation>1</text:note-citation><text:note-body><text:p text:style-name="P27">Existem casos tratados no item “Decisões na Implementação” que necessitam conversão entre bases númericas além da conversão de caractere para ASCII.</text:p></text:note-body></text:note> foi a simples conversão de cada caractere da mensagem em um valor decimal por meio da tabela ASCII. Após converter cada caractere para números, uma string <text:span text:style-name="T11">é</text:span> criada com todos os números em sequência para armazena-los.</text:p>
        </text:list-item>
      </text:list>
      <text:p text:style-name="P17"/>
      <text:list xml:id="list204060587403473" text:continue-numbering="true" text:style-name="L2">
        <text:list-item>
          <text:p text:style-name="P35">Depois de ter a string com a sequência dos caracteres já transformados em números, precisamos dividi-la em blocos tal que o valor numérico de cada um desses blocos seja menor que N. Dessa forma, a string é particionada até que cada bloco seja o maior possível (possuía a maior quantidade de números) respeitando o limite do valor N.</text:p>
        </text:list-item>
      </text:list>
      <text:p text:style-name="P17"/>
      <text:list xml:id="list204059875674528" text:continue-numbering="true" text:style-name="L2">
        <text:list-item>
          <text:p text:style-name="P35">Logo depois de obter os blocos contendo a representação numérica dos caracteres, foi aplicada o RSA para os blocos utilizando a fórmula:</text:p>
        </text:list-item>
      </text:list>
      <text:p text:style-name="P13"/>
      <text:p text:style-name="P23"><draw:frame draw:style-name="fr1" draw:name="Object1" text:anchor-type="as-char" svg:y="-0.388cm" svg:width="2.701cm" svg:height="0.51cm" draw:z-index="0"><draw:object xlink:href="./Object 1" xlink:type="simple" xlink:show="embed" xlink:actuate="onLoad"/><draw:image xlink:href="./ObjectReplacements/Object 1" xlink:type="simple" xlink:show="embed" xlink:actuate="onLoad"/></draw:frame></text:p>
      <text:p text:style-name="P17"/>
      <text:p text:style-name="P21">Onde ‘<text:span text:style-name="T7">m’</text:span> é o bloco a ser cifrado, ‘<text:span text:style-name="T7">e’</text:span> é uma das variáveis calculadas a partir dos primos dados ao algoritmo e <text:span text:style-name="T7">‘</text:span><text:span text:style-name="T9">N</text:span><text:span text:style-name="T7">’</text:span> é outra variável proveniente dos primos.</text:p>
      <text:p text:style-name="P16"/>
      <text:list xml:id="list2718976933" text:style-name="L3">
        <text:list-item>
          <text:p text:style-name="P33">Após essa cifragem, temos como resultado nossa mensagem criptografada <text:span text:style-name="T20">em forma numérica</text:span>, <text:span text:style-name="T20">que é transformada em binário para que assim ela seja escondida na imagem.<text:line-break/></text:span></text:p>
        </text:list-item>
        <text:list-item>
          <text:p text:style-name="P44"><text:soft-page-break/>Com os blocos de mensagem já em binário, é possível esconder cada um dos bits no último bit de cada um dos <text:span text:style-name="T26">bytes que representam os</text:span> componentes RGB de cada um dos pixels de uma imagem. Isso é feito pois mexendo no último bit das informações de cor quase não causa mudança na aparencia da imagem (impossível de distinguir a olho nú). Portanto os blocos agora estão escondidos na imagem e assim podemos exporta-la como resultado do programa.</text:p>
        </text:list-item>
      </text:list>
      <text:p text:style-name="P16"/>
      <text:list xml:id="list204059765267688" text:continue-numbering="true" text:style-name="L3">
        <text:list-item>
          <text:p text:style-name="P36">Para que seja possível decifrar a mensagem, também é criado um arquivo de nome “private.txt” que contém duas linhas: Na primeira, o valor de d e na segunda o valor de N, ambas variáveis que são obtidas a partir dos primos que foram indicadas ao programa e são necessárias no processo de decodificação.</text:p>
        </text:list-item>
      </text:list>
      <text:p text:style-name="P3"/>
      <text:list xml:id="list204059337370836" text:continue-list="list3558150225" text:style-name="L1">
        <text:list-item>
          <text:p text:style-name="P31"><text:span text:style-name="T10">Deco</text:span>dificador:</text:p>
        </text:list-item>
      </text:list>
      <text:p text:style-name="P10"/>
      <text:p text:style-name="P16">Já o processo de decodificar uma mensagem é dado por:</text:p>
      <text:p text:style-name="P16"/>
      <text:list xml:id="list843721038" text:style-name="L4">
        <text:list-item>
          <text:p text:style-name="P37">É necessário ter os valores das variáveis calculadas durante a codificação para decifrar a mensagem, dito isso, o primeiro passo é ler do arquivo indicado os valores de d e N.<text:line-break/></text:p>
        </text:list-item>
        <text:list-item>
          <text:p text:style-name="P45">Logo após a consulta das variáveis, é necessário obter a partir da imagem informada, os blocos de mensagem. Isso é feito juntando os valores do último bit dos bytes que representam os componentes RGB de cada pixel em uma sequência de bits, que quando transformada de volta para um inteiro, será o valor de cada um dos blocos de mensagem.</text:p>
        </text:list-item>
      </text:list>
      <text:p text:style-name="P16"/>
      <text:list xml:id="list204061153833993" text:continue-numbering="true" text:style-name="L4">
        <text:list-item>
          <text:p text:style-name="P37">Com os blocos já em mãos, aplicamos o processo reverso do algoritmo RSA encarregado de decodificar os blocos que obtemos, que estão codificados visto que vieram do codificador. Esse processo é dado pela fórmula:</text:p>
        </text:list-item>
      </text:list>
      <text:p text:style-name="P12"/>
      <text:p text:style-name="P22"><draw:frame draw:style-name="fr1" draw:name="Object2" text:anchor-type="as-char" svg:y="-0.388cm" svg:width="2.72cm" svg:height="0.51cm" draw:z-index="1"><draw:object xlink:href="./Object 2" xlink:type="simple" xlink:show="embed" xlink:actuate="onLoad"/><draw:image xlink:href="./ObjectReplacements/Object 2" xlink:type="simple" xlink:show="embed" xlink:actuate="onLoad"/></draw:frame></text:p>
      <text:p text:style-name="P16"/>
      <text:p text:style-name="P21">Onde <text:span text:style-name="T7">‘</text:span><text:span text:style-name="T8">c’</text:span> é o bloco a ser decodificador, ‘<text:span text:style-name="T7">d’</text:span> é a variável obitida no arquivo tal como <text:span text:style-name="T7">‘</text:span><text:span text:style-name="T9">N</text:span><text:span text:style-name="T8">’</text:span>.</text:p>
      <text:p text:style-name="P16"/>
      <text:list xml:id="list3770881968" text:style-name="L5">
        <text:list-item>
          <text:p text:style-name="P38">Com os blocos já decodificados em mãos, é necessário agora remontar a string completa com todos os números em sequência e depois descobrir onde separar essa grande string para que cada partição resulte em cada um dos caracteres originais da mensagem, para isso temos que seguir o seguinte padrão da tabela ASCII:</text:p>
        </text:list-item>
      </text:list>
      <text:p text:style-name="P16"/>
      <text:p text:style-name="P21">Números abaixo de 32 não são caracteres como letras e números, e sim códigos de sistema, que não serão encontrados em um texto. Dito isso, ao começar a leitura da string procurando os caracteres, <text:span text:style-name="T1">existem dois casos:</text:span></text:p>
      <text:p text:style-name="P16"/>
      <text:list xml:id="list2269882617" text:style-name="L6">
        <text:list-item>
          <text:p text:style-name="P39">Se a string começar com 1, a única opção pláusivel é que seja um número com três digitos, (dito que caso contrário, o número seria entre 10 e 19 ou seria apenas o número 1, intervalos onde não existem caracteres utilizáveis como dito antes), portanto assumimos que os dois dígitos seguintes do número 1 encontrado fazem parte do número correspondente ao caractere em questão. Logo convertemos o número e os dois dígitos seguintes encontrados de ASCII para caractere e assim o caractere original foi encontrado.</text:p>
        </text:list-item>
      </text:list>
      <text:p text:style-name="P12"/>
      <text:list xml:id="list204060787325954" text:continue-numbering="true" text:style-name="L6">
        <text:list-item>
          <text:p text:style-name="P40">Não existirá casos onde a string começa com 2 visto que as opções seriam simplesmente o número 2, que não possuí caractere relacionado, os números entre 20 e 29, que também não se relacionam com nenhum caractere ou números entre 200 e 299, que vão além do limite máximo da tabela ASCII de 127.</text:p>
          <text:p text:style-name="P34"/>
        </text:list-item>
        <text:list-item>
          <text:p text:style-name="P39">Se a string começar com um número maior ou igual a 3, portanto é pláusivel assumir que seria um número com dois dígitos (dito que caso contrário, ou o número teria apenas um dígito, colocando o caractere correspondente a ele no intervalo onde não <text:soft-page-break/>existem caractéres de texto, ou o número teria três dígitos e não começaria com 1, portanto estaria além dos limites da tabela ASCII visto que ela suporta valores de 0 até 127), logo convertemos apenas o primeiro e o segundo número do formato ASCII para caractere e assim o caractere original foi encontrado.</text:p>
        </text:list-item>
      </text:list>
      <text:p text:style-name="P16"/>
      <text:p text:style-name="P20"><text:span text:style-name="T12">Repetindo</text:span> esse algorítmo para todos os caracteres da string com todos os números, teremos então o texto original.</text:p>
      <text:p text:style-name="P4"/>
      <text:p text:style-name="P4"/>
      <text:p text:style-name="P11">Decisões na implementação:</text:p>
      <text:p text:style-name="P4"/>
      <text:list xml:id="list2079121715" text:style-name="L7">
        <text:list-item>
          <text:p text:style-name="P41">Utilização de métodos mais eficientes de exponenciação.</text:p>
        </text:list-item>
      </text:list>
      <text:p text:style-name="P14"/>
      <text:p text:style-name="P18"><text:tab/>Ao utilizar a fórmula da cifragem e decifragem do RSA, caso os valores para os primos sejam relativamente grandes, operações de exponenciação com expoentes cada vez maiores vão aparecendo. Mas devido ao limite do tamanho de tipos de variáveis como int e long na linguagem C, exponenciações relativamente pequenas já não eram possíveis dito que ultrapassavam o limite <text:span text:style-name="T12">do valor </text:span>máximo da variável.</text:p>
      <text:p text:style-name="P18"/>
      <text:p text:style-name="P18"><text:tab/>Para ajudar a melhorar a situação, foi utilizado a estratégia denominada como “Fast Modular Exponen<text:span text:style-name="T12">t</text:span>iation” que reduz qualquer exponenciação a várias exponenciações <text:span text:style-name="T12">de</text:span> exponente 2. Dessa forma podemos trabalhar com valores bem maiores dito que não ultrapassaremos os limites das variáveis tão facilmente quando utilizamos apenas exponenciações de ordem 2.</text:p>
      <text:p text:style-name="P18"/>
      <text:p text:style-name="P18"><text:tab/>Após isso, não existem mais problemas quanto ao limite de valor de tipos de variáveis durante a exponenciação.</text:p>
      <text:p text:style-name="P18"/>
      <text:p text:style-name="P15"/>
      <text:list xml:id="list805229992" text:style-name="L8">
        <text:list-item>
          <text:p text:style-name="P43">Utilização de números em bases diferentes de 10 quando os primos são pequenos.</text:p>
        </text:list-item>
      </text:list>
      <text:p text:style-name="P15"/>
      <text:p text:style-name="P20"><text:tab/>Dito que precisamos quebrar a mensagem em blocos cujo valor de cada bloco é menor que N (como dito na seção de codificação), quando N for igual a 6 por exemplo <text:span text:style-name="T2">(p = 2 e q = 3)</text:span>, é possível que <text:span text:style-name="T2">exista</text:span> um caractere de valor 98 <text:span text:style-name="T2">por exemplo, que</text:span> seja incapacitado de ser quebrado em blocos dito que tanto 9 quanto 8 são maiores que N. Logo, a solução encontrada foi <text:span text:style-name="T2">que </text:span>quando o caso é N menor que 10, ou seja, existe possibilidade de não ser possível representar algum número escrito no sistema usual (base 10) <text:span text:style-name="T2">em blocos de valor menor que N</text:span>, todos os valores ASCII obitidos pelos caracteres da mensagem são convertidos para uma base menor que N, possibilitando assim a separação dos blocos corretamente.</text:p>
      <text:p text:style-name="P20"/>
      <text:p text:style-name="P20"><text:tab/><text:span text:style-name="T2">Na hora de decodificar a mensagem, como temos o valor de N, também é possível identificar se essa conversão foi feita, e se foi, desfaze-la, não causando problemas para a integridade do programa.</text:span></text:p>
      <text:p text:style-name="P20"/>
      <text:p text:style-name="P15"/>
      <text:list xml:id="list258468833" text:style-name="L9">
        <text:list-item>
          <text:p text:style-name="P42">Restrição do usuário a primos p e q tal que p * q &lt; 4294967296</text:p>
        </text:list-item>
      </text:list>
      <text:p text:style-name="P14"/>
      <text:p text:style-name="P19"><text:tab/>Dito que o programa tem que dividir a mensagem em blocos cujo valor de cada bloco não excede o valor de N, caso N (ou seja, p * q) seja maior ou igual <text:span text:style-name="T3">a raiz quadrada</text:span> <text:span text:style-name="T3">d</text:span>o valor máximo <text:span text:style-name="T3">do </text:span>tipo de variável unsigned long <text:span text:style-name="T3">que é 18446744073709551615 (a raiz desse número é </text:span>4294967296<text:span text:style-name="T3">), temos um problema dito que, na hora de utilizar o algoritmo de “Fast Modular Exponentiation”, precisamos elevar o valor do bloco ao quadrado, e caso esse bloco tenha a possibilidade de ter o valor superior a <text:s/></text:span>4294967296, <text:span text:style-name="T3">ao computar o quadrado desse número, é possível ter um valor que excede <text:s/>18446744073709551615, tornando impossível armazena-lo com as variáveis nativas do C.</text:span></text:p>
      <text:p text:style-name="P19"><text:soft-page-break/></text:p>
      <text:p text:style-name="P19"><text:tab/><text:span text:style-name="T3">Logo é informado uma mensagem de erro ao usuário quando ele tenta utilizar valores para p e q tal que p * q supere </text:span>4294967296.</text:p>
      <text:p text:style-name="P19"/>
      <text:p text:style-name="P19"/>
      <text:list xml:id="list233722673" text:style-name="L11">
        <text:list-item>
          <text:p text:style-name="P53"><text:span text:style-name="T13">Criação de um bloco logo após todos os blocos da mensagem com representação binária composta somente por 1s.</text:span></text:p>
        </text:list-item>
      </text:list>
      <text:p text:style-name="P54"><text:span text:style-name="T13"/></text:p>
      <text:p text:style-name="P54"><text:span text:style-name="T13"><text:tab/>Para que o código de decifragem saiba quando os blocos de mensagem acabam, foi colocado na hora da esteganografia, um bloco composto somente por 1s para indicar ao decodificador que os blocos da mensagem acabam ali. Isso pode gerar uma dúvida com relação a chance de isso dar problema.</text:span></text:p>
      <text:p text:style-name="P54"><text:span text:style-name="T13"><text:tab/>Porém, para que dê problema, deveria existir a possibilidade de um bloco da mensagem possuir representação binária composta somente por 1s também, indicando ao decodificador que os blocos acabaram quando na verdade ainda não acabaram. Porém isso é impossível dado os valores possíveis para os blocos.</text:span></text:p>
      <text:p text:style-name="P54"><text:span text:style-name="T13"><text:tab/>Como cada bloco tem valor máximo N – 1 (dito que cada bloco é mod N), então para que o bloco tenha representação binária só composta por 1s, então N teria que ser uma potência de 2 na forma 2</text:span><text:span text:style-name="T23">x</text:span><text:span text:style-name="T24"> para que o bloco tenha valor máximo 2</text:span><text:span text:style-name="T23">x</text:span><text:span text:style-name="T24"> – 1 (todos os números nesse formato, tem expansão binária só com 1s). Porém, como N é a multiplicação de dois números, a única possibilidade de N ser uma potência de 2, seria se ele fosse a multiplicação entre duas potências de 2. Mas dito que N é um </text:span><text:span text:style-name="T25">produto</text:span><text:span text:style-name="T24"> </text:span><text:span text:style-name="T25">entre</text:span><text:span text:style-name="T24"> dois números primos e o único primo que é potência de 2 é o próprio 2, é impossível que N seja também uma potência de 2, tornando esse caso impossível e eliminando a possíbilidade desse problema.</text:span></text:p>
      <text:p text:style-name="P19"/>
      <text:p text:style-name="P19"/>
      <text:p text:style-name="P24"><text:span text:style-name="T19">Detalhes sobre cada função utilizada</text:span>:</text:p>
      <text:p text:style-name="P25"/>
      <text:p text:style-name="P26"><text:span text:style-name="T13"><text:tab/></text:span><text:span text:style-name="T14">Os detalhes e a explicação de todas as funções criadas para a resolução do problema se encontram nos comentários acima do protótipo de cada uma delas no código. Para acha-las, segue o guia:</text:span></text:p>
      <text:p text:style-name="P55"/>
      <text:list xml:id="list1383307423" text:style-name="L10">
        <text:list-item>
          <text:p text:style-name="P46"><text:span text:style-name="T13">Para funções exclusivas do codificador (mais especificamente a função criada com fim de criar o arquivo com as variáveis calculadas), o arquivo onde se deve procurar a documentaçao é o </text:span><text:span text:style-name="T17">codificador.c</text:span></text:p>
          <text:p text:style-name="P50"/>
        </text:list-item>
        <text:list-item>
          <text:p text:style-name="P48"><text:span text:style-name="T13">Para funções exclusivas do decodificador (mais especificamente a função criada com fim de ler as variáveis calculadas durante a codificação e salvas no arquivo de texto), o arquivo onde se deve procurar a documentação é o </text:span><text:span text:style-name="T17">decodificador.c</text:span></text:p>
          <text:p text:style-name="P50"/>
        </text:list-item>
        <text:list-item>
          <text:p text:style-name="P48"><text:span text:style-name="T13">Para funções relacionadas a todo os passos da codificação e decodificador (alguns exemplos são os códigos para quebrar e mensagem em blocos e reconstruir a mensagem em blocos, aplicar as fórmulas RSA, calcular as variáveis derivadas dos primos, algoritmo da “Fast Modular Exponentiation”, etc…), o arquivo onde se deve procurar a documentação é o </text:span><text:span text:style-name="T17">rsa.</text:span><text:span text:style-name="T18">h<text:line-break/></text:span></text:p>
        </text:list-item>
        <text:list-item>
          <text:p text:style-name="P49"><text:span text:style-name="T16">P</text:span><text:span text:style-name="T13">ara funções relacionadas a todos os passos da esteganografia (esconder os blocos de mensagem dentro de uma imagem tal como recuperar esses blocos dado a imagem), o arquivo onde se deve procurar a documentação é o </text:span><text:span text:style-name="T17">steganography.c<text:line-break/></text:span></text:p>
        </text:list-item>
        <text:list-item>
          <text:p text:style-name="P49"><text:span text:style-name="T13">Para funções relacionadas a todos os passos da leitura e escrita de imagens no formato PPM tal como a definição do tipo de variável para armazenar os dados de tais imagens, o arquivo onde se deve procurar a documentação é o </text:span><text:span text:style-name="T17">PPMIO.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21:48:28.501609771</meta:creation-date>
    <dc:date>2018-06-23T20:40:59.063139125</dc:date>
    <meta:editing-duration>PT14M52S</meta:editing-duration>
    <meta:editing-cycles>4</meta:editing-cycles>
    <meta:generator>LibreOffice/6.0.3.2$Linux_X86_64 LibreOffice_project/00m0$Build-2</meta:generator>
    <meta:document-statistic meta:table-count="0" meta:image-count="0" meta:object-count="2" meta:page-count="4" meta:paragraph-count="58" meta:word-count="2040" meta:character-count="11952" meta:non-whitespace-character-count="9968"/>
  </office:meta>
</office:document-meta>
</file>

<file path=Object 1/content.xml><?xml version="1.0" encoding="utf-8"?>
<math xmlns="http://www.w3.org/1998/Math/MathML" display="block">
  <semantics>
    <mrow>
      <mrow>
        <mi>c</mi>
        <mo stretchy="false">≡</mo>
        <msup>
          <mi>m</mi>
          <mi>e</mi>
        </msup>
      </mrow>
      <mrow>
        <mo fence="true" stretchy="false">(</mo>
        <mrow>
          <mrow>
            <mi mathvariant="italic">mod</mi>
            <mi>N</mi>
          </mrow>
        </mrow>
        <mo fence="true" stretchy="false">)</mo>
      </mrow>
    </mrow>
    <annotation encoding="StarMath 5.0">c equiv m^e ( mod N) </annotation>
  </semantics>
</math>
</file>

<file path=Object 2/content.xml><?xml version="1.0" encoding="utf-8"?>
<math xmlns="http://www.w3.org/1998/Math/MathML" display="block">
  <semantics>
    <mrow>
      <mrow>
        <mi>m</mi>
        <mo stretchy="false">=</mo>
        <msup>
          <mi>c</mi>
          <mi>d</mi>
        </msup>
      </mrow>
      <mrow>
        <mo fence="true" stretchy="false">(</mo>
        <mrow>
          <mrow>
            <mi mathvariant="italic">mod</mi>
            <mi>N</mi>
          </mrow>
        </mrow>
        <mo fence="true" stretchy="false">)</mo>
      </mrow>
    </mrow>
    <annotation encoding="StarMath 5.0">m = c^d ( mod N )</annotation>
  </semantics>
</math>
</file>